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4" style:family="paragraph" style:parent-style-name="Header">
      <style:paragraph-properties fo:margin-left="-0.203cm" fo:margin-right="0cm" fo:orphans="0" fo:widows="0" fo:text-indent="0cm" style:auto-text-indent="false"/>
      <style:text-properties style:language-asian="en" style:country-asian="US"/>
    </style:style>
    <style:style style:name="P5" style:family="paragraph" style:parent-style-name="Header">
      <style:paragraph-properties fo:text-align="center" style:justify-single-word="false" fo:orphans="0" fo:widows="0"/>
      <style:text-properties style:use-window-font-color="true" loext:opacity="0%" style:font-name="Calibri" fo:font-size="11pt" fo:language="fr" fo:country="FR" officeooo:rsid="0014e781" officeooo:paragraph-rsid="0014e781" style:letter-kerning="false" style:font-name-asian="Calibri2" style:font-size-asian="11pt" style:language-asian="en" style:country-asian="US" style:font-name-complex="Times New Roman" style:font-size-complex="11pt" style:language-complex="ar" style:country-complex="SA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  <style:text-properties fo:font-size="13pt" officeooo:rsid="00119927" officeooo:paragraph-rsid="00119927" style:font-size-asian="13pt" style:font-size-complex="13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tandard">
      <style:paragraph-properties fo:text-align="justify" style:justify-single-word="false"/>
      <style:text-properties officeooo:paragraph-rsid="000cc2fe"/>
    </style:style>
    <style:style style:name="P13" style:family="paragraph" style:parent-style-name="Standard">
      <style:paragraph-properties fo:text-align="justify" style:justify-single-word="false"/>
      <style:text-properties officeooo:paragraph-rsid="0011236c"/>
    </style:style>
    <style:style style:name="P14" style:family="paragraph" style:parent-style-name="Standard">
      <style:text-properties fo:font-size="12pt" officeooo:rsid="0019a5b0" officeooo:paragraph-rsid="000cc2fe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2f5496" loext:opacity="100%" style:font-name="Calibri Light" fo:font-size="13pt" officeooo:rsid="000cc2fe" officeooo:paragraph-rsid="000cc2fe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0cc2fe" officeooo:paragraph-rsid="000cc2fe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0d8943" officeooo:paragraph-rsid="000d8943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0d8943" officeooo:paragraph-rsid="000f2938" style:font-size-asian="9.60000038146973pt" style:font-size-complex="11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0f2938" officeooo:paragraph-rsid="000f2938" style:font-size-asian="9.60000038146973pt" style:font-size-complex="11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11236c" officeooo:paragraph-rsid="0011236c" style:font-size-asian="9.60000038146973pt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119927" officeooo:paragraph-rsid="00119927" style:font-size-asian="9.60000038146973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paragraph-rsid="000d8943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paragraph-rsid="00119927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Calibri1" fo:font-size="11pt" officeooo:rsid="0014e781" officeooo:paragraph-rsid="0014e781"/>
    </style:style>
    <style:style style:name="P25" style:family="paragraph" style:parent-style-name="Standard">
      <style:paragraph-properties fo:text-align="justify" style:justify-single-word="false"/>
      <style:text-properties officeooo:rsid="0011236c" officeooo:paragraph-rsid="0011236c"/>
    </style:style>
    <style:style style:name="P26" style:family="paragraph" style:parent-style-name="Title">
      <style:paragraph-properties fo:text-align="center" style:justify-single-word="false"/>
    </style:style>
    <style:style style:name="P27" style:family="paragraph" style:parent-style-name="Title">
      <style:paragraph-properties fo:text-align="center" style:justify-single-word="false"/>
      <style:text-properties style:use-window-font-color="true" loext:opacity="0%" style:font-name="Calibri Light1" fo:font-size="28pt" fo:letter-spacing="-0.018cm" fo:language="fr" fo:country="FR" officeooo:rsid="0014e781" officeooo:paragraph-rsid="0014e781" style:letter-kerning="true" style:font-name-asian="Times New Roman" style:font-size-asian="28pt" style:language-asian="en" style:country-asian="US" style:font-name-complex="Times New Roman" style:font-size-complex="28pt" style:language-complex="ar" style:country-complex="SA"/>
    </style:style>
    <style:style style:name="T1" style:family="text">
      <style:text-properties style:use-window-font-color="true" loext:opacity="0%" fo:font-size="28pt" fo:letter-spacing="-0.018cm" fo:language="fr" fo:country="FR" style:letter-kerning="true" style:font-name-asian="Times New Roman" style:font-size-asian="28pt" style:language-asian="en" style:country-asian="US" style:font-name-complex="Times New Roman" style:font-size-complex="28pt" style:language-complex="ar" style:country-complex="SA"/>
    </style:style>
    <style:style style:name="T2" style:family="text">
      <style:text-properties style:use-window-font-color="true" loext:opacity="0%" style:font-name="Calibri" fo:language="fr" fo:country="FR" officeooo:rsid="000cc2fe" style:letter-kerning="false" style:font-name-asian="Calibri2" style:language-asian="en" style:country-asian="US" style:font-name-complex="Times New Roman" style:language-complex="ar" style:country-complex="SA"/>
    </style:style>
    <style:style style:name="T3" style:family="text">
      <style:text-properties style:use-window-font-color="true" loext:opacity="0%" style:font-name="Calibri Light1" fo:font-size="28pt" fo:letter-spacing="-0.018cm" fo:language="fr" fo:country="FR" officeooo:rsid="000cc2fe" style:letter-kerning="true" style:font-name-asian="Times New Roman" style:font-size-asian="28pt" style:language-asian="en" style:country-asian="US" style:font-name-complex="Times New Roman" style:font-size-complex="28pt" style:language-complex="ar" style:country-complex="SA"/>
    </style:style>
    <style:style style:name="T4" style:family="text">
      <style:text-properties style:use-window-font-color="true" loext:opacity="0%" fo:font-size="11pt" fo:language="fr" fo:country="FR" style:letter-kerning="false" style:font-name-asian="Calibri2" style:font-size-asian="11pt" style:language-asian="en" style:country-asian="US" style:font-name-complex="Times New Roman" style:font-size-complex="11pt" style:language-complex="ar" style:country-complex="SA"/>
    </style:style>
    <style:style style:name="T5" style:family="text">
      <style:text-properties style:language-asian="en" style:country-asian="US"/>
    </style:style>
    <style:style style:name="T6" style:family="text">
      <style:text-properties fo:language="fr" fo:country="FR" style:letter-kerning="false" style:font-name-asian="Calibri2" style:language-asian="en" style:country-asian="US" style:font-name-complex="Times New Roman" style:language-complex="ar" style:country-complex="SA"/>
    </style:style>
    <style:style style:name="T7" style:family="text">
      <style:text-properties fo:language="fr" fo:country="FR" officeooo:rsid="000f2938" style:letter-kerning="false" style:font-name-asian="Calibri2" style:language-asian="en" style:country-asian="US" style:font-name-complex="Times New Roman" style:language-complex="ar" style:country-complex="SA"/>
    </style:style>
    <style:style style:name="T8" style:family="text">
      <style:text-properties fo:language="fr" fo:country="FR" officeooo:rsid="0011236c" style:letter-kerning="false" style:font-name-asian="Calibri2" style:language-asian="en" style:country-asian="US" style:font-name-complex="Times New Roman" style:language-complex="ar" style:country-complex="SA"/>
    </style:style>
    <style:style style:name="T9" style:family="text">
      <style:text-properties fo:language="fr" fo:country="FR" officeooo:rsid="00132e4d" style:letter-kerning="false" style:font-name-asian="Calibri2" style:language-asian="en" style:country-asian="US" style:font-name-complex="Times New Roman" style:language-complex="ar" style:country-complex="SA"/>
    </style:style>
    <style:style style:name="T10" style:family="text">
      <style:text-properties fo:language="fr" fo:country="FR" officeooo:rsid="00119927" style:letter-kerning="false" style:font-name-asian="Calibri2" style:font-size-asian="9.60000038146973pt" style:language-asian="en" style:country-asian="US" style:font-name-complex="Times New Roman" style:font-size-complex="11pt" style:language-complex="ar" style:country-complex="SA"/>
    </style:style>
    <style:style style:name="T11" style:family="text">
      <style:text-properties fo:language="fr" fo:country="FR" fo:font-weight="normal" style:letter-kerning="false" fo:background-color="#ffffff" loext:char-shading-value="0" style:font-name-asian="Calibri2" style:font-size-asian="11pt" style:language-asian="en" style:country-asian="US" style:font-name-complex="Times New Roman" style:language-complex="ar" style:country-complex="SA"/>
    </style:style>
    <style:style style:name="T12" style:family="text">
      <style:text-properties fo:language="fr" fo:country="FR" fo:font-weight="normal" officeooo:rsid="000f2938" style:letter-kerning="false" fo:background-color="#ffffff" loext:char-shading-value="0" style:font-name-asian="Calibri2" style:font-size-asian="11pt" style:language-asian="en" style:country-asian="US" style:font-name-complex="Times New Roman" style:language-complex="ar" style:country-complex="SA"/>
    </style:style>
    <style:style style:name="T13" style:family="text">
      <style:text-properties fo:language="fr" fo:country="FR" fo:font-weight="normal" style:letter-kerning="false" fo:background-color="#ffffff" loext:char-shading-value="0" style:font-name-asian="Calibri2" style:font-size-asian="11pt" style:language-asian="en" style:country-asian="US" style:font-name-complex="Times New Roman" style:font-size-complex="11pt" style:language-complex="ar" style:country-complex="SA"/>
    </style:style>
    <style:style style:name="T14" style:family="text">
      <style:text-properties fo:language="fr" fo:country="FR" fo:font-weight="normal" officeooo:rsid="00119927" style:letter-kerning="false" fo:background-color="#ffffff" loext:char-shading-value="0" style:font-name-asian="Calibri2" style:font-size-asian="11pt" style:language-asian="en" style:country-asian="US" style:font-name-complex="Times New Roman" style:font-size-complex="11pt" style:language-complex="ar" style:country-complex="SA"/>
    </style:style>
    <style:style style:name="T15" style:family="text">
      <style:text-properties fo:language="fr" fo:country="FR" fo:font-weight="normal" officeooo:rsid="00119927" style:letter-kerning="false" fo:background-color="#ffffff" loext:char-shading-value="0" style:font-name-asian="Calibri2" style:font-size-asian="9.60000038146973pt" style:language-asian="en" style:country-asian="US" style:font-name-complex="Times New Roman" style:font-size-complex="11pt" style:language-complex="ar" style:country-complex="SA"/>
    </style:style>
    <style:style style:name="T16" style:family="text">
      <style:text-properties fo:language="fr" fo:country="FR" fo:font-weight="normal" officeooo:rsid="00132e4d" style:letter-kerning="false" fo:background-color="#ffffff" loext:char-shading-value="0" style:font-name-asian="Calibri2" style:font-size-asian="9.60000038146973pt" style:language-asian="en" style:country-asian="US" style:font-name-complex="Times New Roman" style:font-size-complex="11pt" style:language-complex="ar" style:country-complex="SA"/>
    </style:style>
    <style:style style:name="T17" style:family="text">
      <style:text-properties fo:language="fr" fo:country="FR" fo:font-weight="normal" style:letter-kerning="false" fo:background-color="#ffffff" loext:char-shading-value="0" style:font-name-asian="Calibri2" style:font-size-asian="9.60000038146973pt" style:language-asian="en" style:country-asian="US" style:font-name-complex="Times New Roman" style:font-size-complex="11pt" style:language-complex="ar" style:country-complex="SA"/>
    </style:style>
    <style:style style:name="T18" style:family="text">
      <style:text-properties officeooo:rsid="000cc2fe"/>
    </style:style>
    <style:style style:name="T19" style:family="text">
      <style:text-properties fo:font-size="12pt" officeooo:rsid="0019a5b0" style:font-size-asian="10.5pt" style:font-size-complex="12pt"/>
    </style:style>
    <style:style style:name="T20" style:family="text">
      <style:text-properties officeooo:rsid="001b0aa6"/>
    </style:style>
    <style:style style:name="T21" style:family="text">
      <style:text-properties fo:color="#2f5496" loext:opacity="100%"/>
    </style:style>
    <style:style style:name="T22" style:family="text">
      <style:text-properties officeooo:rsid="000d8943"/>
    </style:style>
    <style:style style:name="T23" style:family="text">
      <style:text-properties officeooo:rsid="000d8943" style:font-size-asian="9.60000038146973pt" style:font-size-complex="11pt"/>
    </style:style>
    <style:style style:name="T24" style:family="text">
      <style:text-properties fo:font-weight="normal" fo:background-color="#ffffff" loext:char-shading-value="0" style:font-size-asian="11pt" style:font-size-complex="11pt"/>
    </style:style>
    <style:style style:name="T25" style:family="text">
      <style:text-properties fo:font-weight="normal" officeooo:rsid="000d8943" fo:background-color="#ffffff" loext:char-shading-value="0" style:font-size-asian="11pt" style:font-size-complex="11pt"/>
    </style:style>
    <style:style style:name="T26" style:family="text">
      <style:text-properties fo:font-weight="normal" fo:background-color="#ffffff" loext:char-shading-value="0" style:font-size-asian="11pt"/>
    </style:style>
    <style:style style:name="T27" style:family="text">
      <style:text-properties fo:font-weight="normal" officeooo:rsid="000f2938" fo:background-color="#ffffff" loext:char-shading-value="0" style:font-size-asian="11pt"/>
    </style:style>
    <style:style style:name="T28" style:family="text">
      <style:text-properties fo:font-weight="normal" fo:background-color="#ffffff" loext:char-shading-value="0"/>
    </style:style>
    <style:style style:name="T29" style:family="text">
      <style:text-properties fo:font-weight="normal" officeooo:rsid="000f2938" fo:background-color="#ffffff" loext:char-shading-value="0"/>
    </style:style>
    <style:style style:name="T30" style:family="text">
      <style:text-properties officeooo:rsid="000f2938"/>
    </style:style>
    <style:style style:name="T31" style:family="text">
      <style:text-properties officeooo:rsid="0011236c"/>
    </style:style>
    <style:style style:name="T32" style:family="text">
      <style:text-properties officeooo:rsid="00132e4d"/>
    </style:style>
    <style:style style:name="T33" style:family="text">
      <style:text-properties officeooo:rsid="001894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6"/>
      <text:p text:style-name="P26">Projet <text:span text:style-name="T3">Programmation Orientée Objet</text:span></text:p>
      <text:p text:style-name="P9"/>
      <text:p text:style-name="P9"/>
      <text:p text:style-name="P9"/>
      <text:p text:style-name="P9"/>
      <text:p text:style-name="P9"/>
      <text:p text:style-name="P27">Cards</text:p>
      <text:p text:style-name="P10"/>
      <text:p text:style-name="P10"/>
      <text:p text:style-name="P10"/>
      <text:p text:style-name="P10"/>
      <text:p text:style-name="P10"/>
      <text:p text:style-name="P11"/>
      <text:h text:style-name="P6" text:outline-level="1">Description du projet</text:h>
      <text:p text:style-name="P14">Très fortement inspiré de « Slay the Spire », « r » vous me<text:span text:style-name="T33">t</text:span> dans la peau de « Hero », une personne qui a perdu la mémoire, accompagné de « Emily », petite fille qui se retrouve avec le Hero dans un endroit qui leur est inconnue.</text:p>
      <text:p text:style-name="P14">A leurs réveil, ils se retrouvent dans une salle inconnue, et <text:span text:style-name="T2">devrons</text:span> tout <text:span text:style-name="T18">faire</text:span> pour sortir de cette espèce de grotte qu’est leurs prison.</text:p>
      <text:p text:style-name="P14">Seulement, seul le Hero peut se battre face aux montre qui peuplent les lieux. Il se battra avec une motivation en tête, faire sortir Emily d’ici.</text:p>
      <text:p text:style-name="P12"><text:span text:style-name="T19">Votre but sera donc de vous battre en utilisant des cartes (qui seront expliquées plus bas), et de vaincre tout vos adversaires, jusqu’à arrivé au boss final.</text:span>.</text:p>
      <text:h text:style-name="P6" text:outline-level="1"><text:span text:style-name="T21">Présentation</text:span> du projet </text:h>
      <text:p text:style-name="P15">Présentation du système de cartes et de combat</text:p>
      <text:p text:style-name="P17">Le Hero est définie par plusieurs choses :</text:p>
      <text:p text:style-name="P17">-Sa barre de vie (80 maximum)</text:p>
      <text:p text:style-name="P17">-Sa barre de défense (0 de base), qui remplace la barre de vie si <text:span text:style-name="T6">non vide</text:span></text:p>
      <text:p text:style-name="P17"><text:span text:style-name="T6">-</text:span><text:span text:style-name="T8">Son Argent, pour le magasin</text:span></text:p>
      <text:p text:style-name="P17"><text:span text:style-name="T6"/></text:p>
      <text:p text:style-name="P16">Le Hero utilise des cartes pour se battre. Ces cartes sont définie par 3 choses qui changerons leurs utilisations :</text:p>
      <text:p text:style-name="P16">-Le Stamina nécessaire à l’utilisation de la carte</text:p>
      <text:p text:style-name="P16">-Son effet (Soins, Attaque, etc.)</text:p>
      <text:p text:style-name="P16">-Si la carte est améliorée</text:p>
      <text:p text:style-name="P16"/>
      <text:p text:style-name="P16">Le joueurs à des cartes de bases dans son Deck (son tas de cartes), <text:span text:style-name="T22">défini au début du jeu</text:span>. A chaque début de combat, des cartes de son Deck vont aller dans sa Main <text:span text:style-name="T22">aléatoirement</text:span>, il pourra ensuite utilisé autant de cartes qu’il le souhaite, tant qu’il a assez de « Stamina », qui représente un peu de la « Mana ». </text:p>
      <text:p text:style-name="P16">La valeur de Stamina et de base à 3. Par exemple, si une carte à besoin de 2 de Stamina, et une autre de 4, il ne pourra que utilisé celle qui a besoin de 2 de Stamina. Le Stamina représente donc les points d’actions en quelques sortes.</text:p>
      <text:p text:style-name="P17">La liste des cartes du jeu :</text:p>
      <text:p text:style-name="P22"><text:span text:style-name="T23">-</text:span><text:span text:style-name="T24">Épée : </text:span><text:span text:style-name="T25">1 de Stamina. Inflige 10 de dégâts à un adversaire choisi, 15 de dégâts si améliorée.</text:span></text:p>
      <text:p text:style-name="P17">-Bouclier : 1 de Stamina. Donne 10 de défense, <text:s/>15 si améliorée.</text:p>
      <text:p text:style-name="P17">-Inventaire : 2 de Stamina. Fait piocher 2 cartes. Coûte 1 de Stamina si améliorée.</text:p>
      <text:p text:style-name="P17">-Soin : 2 de Stamina. Soigne 20 de Pv, 40 si améliorée.</text:p>
      <text:p text:style-name="P17"><text:soft-page-break/>-Peau de roche : 3 de Stamina. Donne 30 de défense, 45 si améliorée.</text:p>
      <text:p text:style-name="P18">-Hache de guerre : 3 de Stamina. <text:span text:style-name="T26">Inflige </text:span><text:span text:style-name="T11">36</text:span><text:span text:style-name="T26"> de dégâts à un adversaire choisi. </text:span><text:span text:style-name="T28">Coûte </text:span><text:span text:style-name="T29">2</text:span><text:span text:style-name="T28"> de Stamina si améliorée.</text:span></text:p>
      <text:p text:style-name="P17">-Lame cachée : <text:span text:style-name="T30">Inflige 12 de dégats, disparaît du Deck durant le combat </text:span><text:span text:style-name="T7">après utilisation</text:span><text:span text:style-name="T30">. Met 3 cartes « Couteau de lancer » dans le Deck. Reste dans le Deck si améliorée.</text:span></text:p>
      <text:p text:style-name="P18">-Couteau de lancer : <text:span text:style-name="T30">0 de Stamina. </text:span><text:span text:style-name="T26">Inflige </text:span><text:span text:style-name="T12">6</text:span><text:span text:style-name="T26"> de dégâts à un adversaire choisi, 1</text:span><text:span text:style-name="T27">2</text:span><text:span text:style-name="T26"> de dégâts si améliorée.</text:span></text:p>
      <text:p text:style-name="P18">-Méditation : <text:span text:style-name="T30">0 de Stamina. Donne 2 de Stamina durant 1 tour, disparaît du Deck durant le combat </text:span><text:span text:style-name="T7">après utilisation</text:span><text:span text:style-name="T30">. Donne 3 de Stamina si améliorée.</text:span></text:p>
      <text:p text:style-name="P17">-Carte blindées : <text:span text:style-name="T30">4 de Stamina. Donne 10 de défense fois le nombres de cartes dans votre Deck (Si 10 cartes dans le Deck, donne 100 de défenses). Donne 15 si améliorée.</text:span></text:p>
      <text:p text:style-name="P20">(Les descriptions des cartes <text:span text:style-name="T9">sont</text:span> aussi consultable<text:span text:style-name="T32">s</text:span> en jeu)</text:p>
      <text:p text:style-name="P17"/>
      <text:p text:style-name="P17">Les Ennemis eux ne peuvent faire qu’attaquer. <text:span text:style-name="T30">Les Dégâts qu’ils font sont aléatoire, dans un encadrement donné selon le monstre.</text:span></text:p>
      <text:p text:style-name="P19">A la fin d’un tour, la valeur de défense est divisée par 2, la Stamina remise à 3 (ou plus si elle à été améliorée).</text:p>
      <text:p text:style-name="P19">Il est donc nécessaire d’utiliser les bonnes cartes au bon moment selon les adversaires, les cartes en main, et la Stamina, pour pouvoir gagner.</text:p>
      <text:p text:style-name="P19"/>
      <text:p text:style-name="P20">A la fin d’un combat, 50 d’Argents vous serons donnés.</text:p>
      <text:p text:style-name="P20"/>
      <text:p text:style-name="P20">En cas de défaite, vous recommencerez le combat avec 50 % de vie en plus que ce que vous aviez au début.</text:p>
      <text:h text:style-name="P7" text:outline-level="2">Présentation des fonctionnalités</text:h>
      <text:p text:style-name="P10">-<text:span text:style-name="T31">Le feu de camp :</text:span></text:p>
      <text:p text:style-name="P10"><text:tab/><text:span text:style-name="T31">Vous tomberez parfois sur celui-ci durant votre aventure. Dans ce cas, 2 choix se proposent à vous :</text:span></text:p>
      <text:p text:style-name="P10"><text:tab/>-<text:span text:style-name="T31">Récupérer 40 % de pv.</text:span></text:p>
      <text:p text:style-name="P10"><text:tab/>-<text:span text:style-name="T31">Améliorer une carte de votre choix (Une carte ne peut être améliorée plusieurs fois).</text:span></text:p>
      <text:p text:style-name="P10"><text:tab/><text:span text:style-name="T31">Dans ce cas choisissez juste en vous servant des indications à l’écran.</text:span></text:p>
      <text:p text:style-name="P10">-<text:span text:style-name="T31">Le magasin :</text:span></text:p>
      <text:p text:style-name="P10"><text:tab/><text:span text:style-name="T31">Tout comme les feux de camp, vous tomberez parfois sur un marchant. Dans ce cas, 4 choix se proposent à <text:tab/>vous :</text:span></text:p>
      <text:p text:style-name="P10"><text:tab/>-<text:span text:style-name="T31">Augmenter votre Stamina de 1 jusqu’à la fin du Jeu (cumulable, coûte 200 d’Argents).</text:span></text:p>
      <text:p text:style-name="P10"><text:tab/>-<text:span text:style-name="T31">Améliorer une carte de votre choix (Faisable plusieurs fois. Une carte ne peut être améliorée qu’une seule <text:tab/>fois. Coûte 70 d’Argents).</text:span></text:p>
      <text:p text:style-name="P13"><text:tab/>-<text:span text:style-name="T31">Acheter une carte de votre choix, améliorée ou non (Faisable plusieurs fois. Le prix dépend du Stamina <text:tab/>nécessaire à la carte, et de si elle est améliorée ou non).</text:span></text:p>
      <text:p text:style-name="P13"><text:soft-page-break/><text:tab/>-<text:span text:style-name="T31">Supprimer une carte de votre choix, si par exemple une carte est devenue trop nul est inutile (Faisable <text:tab/>plusieurs fois. Coûte 70 d’Argents).</text:span></text:p>
      <text:p text:style-name="P25"><text:span text:style-name="T4">-Les Cartes améliorée apparaisse lors des combats avec un « + » à côté de leurs noms.</text:span></text:p>
      <text:h text:style-name="P8" text:outline-level="2">Cheat Codes présent en jeu/<text:span text:style-name="T32">Astuce</text:span> :</text:h>
      <text:p text:style-name="P21">-En<text:span text:style-name="T6"> Combat (lors de la sélection de carte):</text:span></text:p>
      <text:p text:style-name="P21"><text:span text:style-name="T6"><text:tab/>-Tapez « /kill @a » pour tuer tout vos adversaires et passer à la suite du Jeu. (Référence à Minecraft )</text:span></text:p>
      <text:p text:style-name="P21"><text:span text:style-name="T6"><text:tab/>-Tapez « iddqd » pour entrer en God Mode, vous soignant et mettant votre défense à 100. (Référence à <text:tab/>DOOM)</text:span></text:p>
      <text:p text:style-name="P21"><text:span text:style-name="T6"><text:tab/>-Tapez « flowey » pour faire baisser vos pv à 1 et enlever votre défense. (Référence à Undertale)</text:span></text:p>
      <text:p text:style-name="P23"><text:span text:style-name="T10"><text:tab/>-Tapez « </text:span><text:span text:style-name="T13">player.setav magicka » </text:span><text:span text:style-name="T14">pour choisir vous même la valeur de Stamina pendant 1 tour. (Référence à <text:tab/>Skyrim)</text:span></text:p>
      <text:p text:style-name="P23"><text:span text:style-name="T14">-Dans le Magasin :</text:span></text:p>
      <text:p text:style-name="P23"><text:span text:style-name="T14"><text:tab/>-Tapez « motherlode » pour gagner 1000 d’Argents. (Référence au Sims)</text:span></text:p>
      <text:p text:style-name="P23"><text:span text:style-name="T14"><text:tab/>-Tapez « money </text:span><text:span text:style-name="T15">0 » pour perdre tout votre Argent. (Référence au Sims)</text:span></text:p>
      <text:p text:style-name="P23"><text:span text:style-name="T15">-Dans l’histoire :</text:span></text:p>
      <text:p text:style-name="P23"><text:span text:style-name="T15"><text:tab/>-Tapez « Monika » pour combattre un monstre surpuissant. Un conseil, soyez prêt. (Référence à Doki Doki <text:tab/>Literature Club)</text:span></text:p>
      <text:p text:style-name="P23"><text:span text:style-name="T15"><text:tab/>-</text:span><text:span text:style-name="T16">Tapez « p » pour passer la scène en cours.</text:span></text:p>
      <text:p text:style-name="P23"><text:span text:style-name="T16"/></text:p>
      <text:p text:style-name="P24"><text:span text:style-name="T16">P</text:span><text:span text:style-name="T17">our lancer le jeu, lancer « partie-menu.py »</text:span><text:span text:style-name="T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2" style:font-size-asian="10pt" style:language-asian="fr" style:country-asian="FR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fr" fo:country="FR" style:letter-kerning="false" style:font-name-asian="Calibri2" style:font-size-asian="10pt" style:language-asian="fr" style:country-asian="FR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size-complex="13pt"/>
    </style:style>
    <style:style style:name="Code_20__28_Bloc_29_" style:display-name="Code (Bloc)" style:family="paragraph" style:parent-style-name="Standard" style:auto-update="true" style:default-outline-level="">
      <loext:graphic-properties draw:fill="solid" draw:fill-color="#f2f2f2"/>
      <style:paragraph-properties fo:margin-left="0cm" fo:margin-right="0cm" fo:line-height="100%" fo:text-indent="-0.635cm" style:auto-text-indent="false" fo:background-color="#f2f2f2" fo:padding-left="0.141cm" fo:padding-right="0.141cm" fo:padding-top="0.035cm" fo:padding-bottom="0.035cm" fo:border="0.51pt solid #000000" style:shadow="#000000 0.018cm 0.018cm"/>
      <style:text-properties style:font-name="Courier New" fo:font-family="'Courier New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1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Code_20__28_Bloc_29__20_Car" style:display-name="Code (Bloc) Car" style:family="text" style:parent-style-name="Default_20_Paragraph_20_Font">
      <style:text-properties style:font-name="Courier New" fo:font-family="'Courier New'" style:font-family-generic="roman" style:font-pitch="variable" fo:background-color="#f2f2f2" style:font-name-complex="Times New Roman" style:font-family-complex="'Times New Roman'" style:font-family-generic-complex="system" style:font-pitch-complex="variable"/>
    </style:style>
    <style:style style:name="code_20__28_mot_29_" style:display-name="code (mot)" style:family="text" style:parent-style-name="Default_20_Paragraph_20_Font">
      <style:text-properties style:font-name="Courier New" fo:font-family="'Courier New'" style:font-family-generic="roman" style:font-pitch="variable" fo:background-color="#f2f2f2" style:font-name-complex="Times New Roman" style:font-family-complex="'Times New Roman'" style:font-family-generic-complex="system" style:font-pitch-complex="variable" loext:padding="0cm" loext:border="0.51pt dotted #000000" loext:shadow="none"/>
    </style:style>
    <style:style style:name="Correction" style:family="text" style:parent-style-name="Default_20_Paragraph_20_Font">
      <style:text-properties fo:color="#ff0000" loext:opacity="100%" fo:font-weight="bold" style:font-weight-asian="bold"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_20_Char" style:display-name="Title Char" style:family="text" style:parent-style-name="Default_20_Paragraph_20_Font">
      <style:text-properties style:font-name="Calibri Light1" fo:font-family="'Calibri Light'" style:font-family-generic="roman" style:font-pitch="variable" fo:font-size="28pt" fo:letter-spacing="-0.018cm" style:letter-kerning="tru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itle_20_Char1" style:display-name="Title Char1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style:language-asian="en" style:country-asian="US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style:language-asian="en" style:country-asian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8.463cm" fo:margin-left="-0.191cm" fo:margin-top="0cm" fo:margin-bottom="0cm" table:align="left" style:writing-mode="lr-tb"/>
    </style:style>
    <style:style style:name="Tableau1.A" style:family="table-column">
      <style:table-column-properties style:column-width="6.15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au2" style:family="table">
      <style:table-properties style:width="18.463cm" fo:margin-left="-0.191cm" fo:margin-top="0cm" fo:margin-bottom="0cm" table:align="left" style:writing-mode="lr-tb"/>
    </style:style>
    <style:style style:name="Tableau2.A" style:family="table-column">
      <style:table-column-properties style:column-width="6.1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MP4" style:family="paragraph" style:parent-style-name="Header">
      <style:paragraph-properties fo:margin-left="-0.203cm" fo:margin-right="0cm" fo:orphans="0" fo:widows="0" fo:text-indent="0cm" style:auto-text-indent="false"/>
      <style:text-properties style:language-asian="en" style:country-asian="US"/>
    </style:style>
    <style:style style:name="MP5" style:family="paragraph" style:parent-style-name="Header">
      <style:paragraph-properties fo:text-align="center" style:justify-single-word="false" fo:orphans="0" fo:widows="0"/>
      <style:text-properties style:use-window-font-color="true" loext:opacity="0%" style:font-name="Calibri" fo:font-size="11pt" fo:language="fr" fo:country="FR" officeooo:rsid="0014e781" officeooo:paragraph-rsid="0014e781" style:letter-kerning="false" style:font-name-asian="Calibri2" style:font-size-asian="11pt" style:language-asian="en" style:country-asian="US" style:font-name-complex="Times New Roman" style:font-size-complex="11pt" style:language-complex="ar" style:country-complex="SA"/>
    </style:style>
    <style:style style:name="MT1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3"/>
          <table:table-row table:style-name="Tableau2.1">
            <table:table-cell table:style-name="Tableau2.A1" office:value-type="string">
              <text:p text:style-name="MP4">Dan CONQUERANT</text:p>
              <text:p text:style-name="MP1"><text:span text:style-name="MT1">Ryan BLOT</text:span></text:p>
            </table:table-cell>
            <table:table-cell table:style-name="Tableau2.A1" office:value-type="string">
              <text:p text:style-name="MP5">Cards</text:p>
            </table:table-cell>
            <table:table-cell table:style-name="Tableau2.A1" office:value-type="string">
              <text:p text:style-name="MP3"><text:page-number text:select-page="current">4</text:page-number>/<text:page-count>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13:11:00</meta:creation-date>
    <meta:initial-creator>Grégory Plantard</meta:initial-creator>
    <dc:language>fr-FR</dc:language>
    <dc:date>2021-12-06T00:09:01.381000000</dc:date>
    <meta:editing-cycles>20</meta:editing-cycles>
    <meta:editing-duration>PT6H18M35S</meta:editing-duration>
    <meta:generator>LibreOffice/7.2.2.2$Windows_X86_64 LibreOffice_project/02b2acce88a210515b4a5bb2e46cbfb63fe97d56</meta:generator>
    <meta:document-statistic meta:table-count="2" meta:image-count="0" meta:object-count="0" meta:page-count="4" meta:paragraph-count="66" meta:word-count="998" meta:character-count="5445" meta:non-whitespace-character-count="44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